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3bf" officeooo:paragraph-rsid="0005f3bf"/>
    </style:style>
    <style:style style:name="P2" style:family="paragraph" style:parent-style-name="Standard">
      <style:text-properties fo:font-style="italic" officeooo:rsid="0005f3bf" officeooo:paragraph-rsid="0005f3bf" style:font-style-asian="italic" style:font-style-complex="italic"/>
    </style:style>
    <style:style style:name="P3" style:family="paragraph" style:parent-style-name="Standard">
      <style:text-properties fo:font-weight="bold" officeooo:rsid="0005f3bf" officeooo:paragraph-rsid="0005f3bf" style:font-weight-asian="bold" style:font-weight-complex="bold"/>
    </style:style>
    <style:style style:name="P4" style:family="paragraph" style:parent-style-name="Standard">
      <style:text-properties fo:font-size="14pt" fo:font-weight="bold" officeooo:rsid="0005f3bf" officeooo:paragraph-rsid="0005f3b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5f3bf" officeooo:paragraph-rsid="0005f3bf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officeooo:rsid="0005f3bf" officeooo:paragraph-rsid="0005f3b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andi</text:p>
      <text:p text:style-name="P4">read</text:p>
      <text:p text:style-name="P1">read &lt;var1&gt; … &lt;varn&gt;</text:p>
      <text:p text:style-name="P1">Legge da STDIN e inserisce nelle variabili</text:p>
      <text:p text:style-name="P1"/>
      <text:p text:style-name="P4">let</text:p>
      <text:p text:style-name="P1">let &lt;arithmetic expression&gt;</text:p>
      <text:p text:style-name="P1">Valuta l’espressione aritmetica invece di leggere come una stringa</text:p>
      <text:p text:style-name="P1">Esempio</text:p>
      <text:p text:style-name="P2">let a=2+5</text:p>
      <text:p text:style-name="P2">echo $a</text:p>
      <text:p text:style-name="P1">stampa 7, mentre</text:p>
      <text:p text:style-name="P2">a=2+5</text:p>
      <text:p text:style-name="P2">echo $a</text:p>
      <text:p text:style-name="P1">stampa 2+5</text:p>
      <text:p text:style-name="P1"/>
      <text:p text:style-name="P3">exp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8:01:03.472724868</meta:creation-date>
    <dc:date>2023-11-02T18:04:54.700998129</dc:date>
    <meta:editing-duration>PT3M5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40" meta:character-count="234" meta:non-whitespace-character-count="209"/>
  </office:meta>
</office:document-meta>
</file>